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officeooo:rsid="00047ad8" officeooo:paragraph-rsid="00047ad8"/>
    </style:style>
    <style:style style:name="P2" style:family="paragraph" style:parent-style-name="Standard">
      <style:paragraph-properties style:line-height-at-least="0.45cm"/>
      <style:text-properties fo:font-weight="bold" officeooo:paragraph-rsid="00047ad8" style:font-weight-asian="bold" style:font-weight-complex="bold"/>
    </style:style>
    <style:style style:name="P3" style:family="paragraph" style:parent-style-name="Standard">
      <style:text-properties fo:font-weight="bold" officeooo:rsid="00047ad8" officeooo:paragraph-rsid="00047ad8" style:font-weight-asian="bold" style:font-weight-complex="bold"/>
    </style:style>
    <style:style style:name="P4" style:family="paragraph" style:parent-style-name="Standard">
      <style:paragraph-properties fo:margin-top="0.37cm" fo:margin-bottom="0cm" loext:contextual-spacing="false" style:line-height-at-least="0.423cm"/>
      <style:text-properties officeooo:paragraph-rsid="00047ad8"/>
    </style:style>
    <style:style style:name="P5" style:family="paragraph" style:parent-style-name="Standard">
      <style:paragraph-properties fo:margin-left="1.27cm" fo:margin-right="0cm" fo:margin-top="0.37cm" fo:margin-bottom="0cm" loext:contextual-spacing="false" style:line-height-at-least="0.423cm" fo:text-indent="0cm" style:auto-text-indent="false"/>
      <style:text-properties officeooo:paragraph-rsid="00047ad8"/>
    </style:style>
    <style:style style:name="P6" style:family="paragraph" style:parent-style-name="Standard">
      <style:paragraph-properties fo:margin-left="1.27cm" fo:margin-right="0cm" fo:margin-top="0.397cm" fo:margin-bottom="0cm" loext:contextual-spacing="false" style:line-height-at-least="0.423cm" fo:text-indent="0cm" style:auto-text-indent="false"/>
      <style:text-properties officeooo:paragraph-rsid="00047ad8"/>
    </style:style>
    <style:style style:name="P7" style:family="paragraph" style:parent-style-name="Standard">
      <style:paragraph-properties fo:margin-left="1.27cm" fo:margin-right="0cm" fo:margin-top="0.397cm" fo:margin-bottom="0cm" loext:contextual-spacing="false" style:line-height-at-least="0.423cm" fo:text-indent="0cm" style:auto-text-indent="false"/>
      <style:text-properties fo:color="#000000" officeooo:paragraph-rsid="00047ad8" style:font-name-asian="Times New Roman" style:font-name-complex="Calibri" style:font-weight-complex="bold"/>
    </style:style>
    <style:style style:name="P8" style:family="paragraph" style:parent-style-name="Standard">
      <style:paragraph-properties fo:margin-left="1.27cm" fo:margin-right="0cm" fo:margin-top="0.423cm" fo:margin-bottom="0.353cm" loext:contextual-spacing="false" style:line-height-at-least="0.423cm" fo:text-indent="0cm" style:auto-text-indent="false"/>
      <style:text-properties officeooo:paragraph-rsid="00047ad8"/>
    </style:style>
    <style:style style:name="P9" style:family="paragraph" style:parent-style-name="Standard">
      <style:paragraph-properties fo:margin-top="0.582cm" fo:margin-bottom="0cm" loext:contextual-spacing="false" style:line-height-at-least="0.423cm"/>
      <style:text-properties officeooo:paragraph-rsid="00047ad8"/>
    </style:style>
    <style:style style:name="P10" style:family="paragraph" style:parent-style-name="Standard">
      <style:paragraph-properties fo:margin-top="0.582cm" fo:margin-bottom="0cm" loext:contextual-spacing="false" style:line-height-at-least="0.423cm"/>
      <style:text-properties fo:color="#000000" fo:font-size="10pt" fo:font-weight="bold" officeooo:paragraph-rsid="00047ad8" style:font-name-asian="Times New Roman" style:font-size-asian="10pt" style:font-weight-asian="bold" style:font-name-complex="Calibri" style:font-size-complex="10pt" style:font-weight-complex="bold"/>
    </style:style>
    <style:style style:name="P11" style:family="paragraph" style:parent-style-name="Standard" style:list-style-name="WWNum1">
      <style:paragraph-properties fo:margin-top="0cm" fo:margin-bottom="0.282cm" loext:contextual-spacing="false" fo:line-height="105%" fo:text-align="justify" style:justify-single-word="false" style:snap-to-layout-grid="false">
        <style:tab-stops>
          <style:tab-stop style:position="0cm"/>
        </style:tab-stops>
      </style:paragraph-properties>
      <style:text-properties officeooo:paragraph-rsid="00047ad8"/>
    </style:style>
    <style:style style:name="P12" style:family="paragraph" style:parent-style-name="Standard">
      <style:paragraph-properties fo:margin-top="0.556cm" fo:margin-bottom="0cm" loext:contextual-spacing="false" style:line-height-at-least="0.423cm"/>
      <style:text-properties officeooo:paragraph-rsid="00047ad8"/>
    </style:style>
    <style:style style:name="P13" style:family="paragraph" style:parent-style-name="Standard">
      <style:paragraph-properties fo:margin-left="0cm" fo:margin-right="0cm" fo:margin-top="0.079cm" fo:margin-bottom="0cm" loext:contextual-spacing="false" style:line-height-at-least="0.423cm" fo:text-indent="1.27cm" style:auto-text-indent="false"/>
      <style:text-properties officeooo:paragraph-rsid="00047ad8"/>
    </style:style>
    <style:style style:name="P14" style:family="paragraph" style:parent-style-name="Standard">
      <style:paragraph-properties fo:margin-top="0.159cm" fo:margin-bottom="0cm" loext:contextual-spacing="false" style:line-height-at-least="0.423cm"/>
      <style:text-properties officeooo:paragraph-rsid="00047ad8"/>
    </style:style>
    <style:style style:name="P15" style:family="paragraph" style:parent-style-name="Standard">
      <style:paragraph-properties fo:margin-top="0cm" fo:margin-bottom="0cm" loext:contextual-spacing="false" style:line-height-at-least="0.423cm"/>
      <style:text-properties fo:color="#000000" fo:font-size="12pt" officeooo:paragraph-rsid="00047ad8" style:font-name-asian="Times New Roman" style:font-size-asian="12pt" style:font-name-complex="Calibri" style:font-size-complex="12pt"/>
    </style:style>
    <style:style style:name="P16" style:family="paragraph" style:parent-style-name="Standard">
      <style:paragraph-properties fo:margin-top="0cm" fo:margin-bottom="0cm" loext:contextual-spacing="false" style:line-height-at-least="0.423cm"/>
      <style:text-properties officeooo:paragraph-rsid="00047ad8"/>
    </style:style>
    <style:style style:name="P17" style:family="paragraph" style:parent-style-name="Standard">
      <style:paragraph-properties fo:margin-top="0cm" fo:margin-bottom="0cm" loext:contextual-spacing="false" style:line-height-at-least="0.423cm"/>
      <style:text-properties officeooo:paragraph-rsid="0007bcb5"/>
    </style:style>
    <style:style style:name="P18" style:family="paragraph" style:parent-style-name="Standard">
      <style:paragraph-properties fo:margin-top="0cm" fo:margin-bottom="0cm" loext:contextual-spacing="false" style:line-height-at-least="0.423cm"/>
      <style:text-properties officeooo:rsid="00047ad8" officeooo:paragraph-rsid="00047ad8"/>
    </style:style>
    <style:style style:name="P19" style:family="paragraph" style:parent-style-name="Standard">
      <style:paragraph-properties fo:margin-top="0.397cm" fo:margin-bottom="0cm" loext:contextual-spacing="false" style:line-height-at-least="0.423cm"/>
      <style:text-properties officeooo:paragraph-rsid="00047ad8"/>
    </style:style>
    <style:style style:name="P20" style:family="paragraph" style:parent-style-name="Standard">
      <style:paragraph-properties fo:margin-top="0.397cm" fo:margin-bottom="0cm" loext:contextual-spacing="false" style:line-height-at-least="0.423cm"/>
      <style:text-properties officeooo:paragraph-rsid="0007bcb5"/>
    </style:style>
    <style:style style:name="P21" style:family="paragraph" style:parent-style-name="Standard">
      <style:paragraph-properties fo:margin-left="1.27cm" fo:margin-right="0cm" fo:margin-top="0cm" fo:margin-bottom="0cm" loext:contextual-spacing="false" style:line-height-at-least="0.423cm" fo:text-align="justify" style:justify-single-word="false" fo:text-indent="-0.37cm" style:auto-text-indent="false"/>
      <style:text-properties officeooo:paragraph-rsid="00047ad8"/>
    </style:style>
    <style:style style:name="P22" style:family="paragraph" style:parent-style-name="Standard">
      <style:paragraph-properties fo:margin-top="2.963cm" fo:margin-bottom="0cm" loext:contextual-spacing="false" style:line-height-at-least="0.423cm"/>
      <style:text-properties officeooo:paragraph-rsid="00047ad8"/>
    </style:style>
    <style:style style:name="P23" style:family="paragraph" style:parent-style-name="Standard">
      <style:paragraph-properties fo:margin-top="0.423cm" fo:margin-bottom="0.353cm" loext:contextual-spacing="false" style:line-height-at-least="0.423cm"/>
      <style:text-properties fo:color="#000000" officeooo:paragraph-rsid="00047ad8" style:font-name-asian="Times New Roman" style:font-name-complex="Calibri"/>
    </style:style>
    <style:style style:name="P24" style:family="paragraph" style:parent-style-name="Standard">
      <style:paragraph-properties fo:margin-top="0.423cm" fo:margin-bottom="0.353cm" loext:contextual-spacing="false" style:line-height-at-least="0.423cm"/>
      <style:text-properties fo:color="#000000" fo:font-weight="bold" officeooo:rsid="00047ad8" officeooo:paragraph-rsid="00047ad8" style:font-name-asian="Times New Roman" style:font-weight-asian="bold" style:font-name-complex="Calibri" style:font-weight-complex="bold"/>
    </style:style>
    <style:style style:name="P25" style:family="paragraph" style:parent-style-name="List_20_Paragraph">
      <style:paragraph-properties fo:margin-top="0cm" fo:margin-bottom="0cm" loext:contextual-spacing="false" style:line-height-at-least="0.423cm"/>
      <style:text-properties fo:color="#000000" fo:font-size="10pt" officeooo:paragraph-rsid="00047ad8" style:font-name-asian="Times New Roman" style:font-size-asian="10pt" style:font-name-complex="Calibri" style:font-size-complex="10pt"/>
    </style:style>
    <style:style style:name="P26" style:family="paragraph" style:parent-style-name="List_20_Paragraph" style:list-style-name="WWNum2">
      <style:paragraph-properties fo:margin-top="0.423cm" fo:margin-bottom="0cm" loext:contextual-spacing="false" style:line-height-at-least="0.423cm"/>
      <style:text-properties officeooo:paragraph-rsid="00047ad8"/>
    </style:style>
    <style:style style:name="P27" style:family="paragraph" style:parent-style-name="List_20_Paragraph" style:list-style-name="WWNum2">
      <style:paragraph-properties fo:margin-top="0.132cm" fo:margin-bottom="0cm" loext:contextual-spacing="false" style:line-height-at-least="0.423cm"/>
      <style:text-properties officeooo:paragraph-rsid="00047ad8"/>
    </style:style>
    <style:style style:name="P28" style:family="paragraph" style:parent-style-name="List_20_Paragraph">
      <style:paragraph-properties fo:margin-top="0.132cm" fo:margin-bottom="0cm" loext:contextual-spacing="false" style:line-height-at-least="0.423cm"/>
      <style:text-properties officeooo:paragraph-rsid="00047ad8"/>
    </style:style>
    <style:style style:name="P29" style:family="paragraph" style:parent-style-name="List_20_Paragraph">
      <style:paragraph-properties fo:margin-top="0.132cm" fo:margin-bottom="0cm" loext:contextual-spacing="false" style:line-height-at-least="0.423cm"/>
      <style:text-properties fo:color="#000000" officeooo:paragraph-rsid="00047ad8" style:font-name-asian="Times New Roman" style:font-name-complex="Calibri"/>
    </style:style>
    <style:style style:name="P30" style:family="paragraph" style:parent-style-name="List_20_Paragraph">
      <style:paragraph-properties fo:margin-top="0.079cm" fo:margin-bottom="0cm" loext:contextual-spacing="false" style:line-height-at-least="0.423cm"/>
      <style:text-properties fo:color="#000000" officeooo:paragraph-rsid="00047ad8" style:font-name-asian="Times New Roman" style:font-name-complex="Calibri"/>
    </style:style>
    <style:style style:name="P31" style:family="paragraph" style:parent-style-name="List_20_Paragraph" style:list-style-name="WWNum2">
      <style:paragraph-properties fo:margin-top="0.079cm" fo:margin-bottom="0cm" loext:contextual-spacing="false" style:line-height-at-least="0.423cm"/>
      <style:text-properties officeooo:paragraph-rsid="00047ad8"/>
    </style:style>
    <style:style style:name="P32" style:family="paragraph" style:parent-style-name="List_20_Paragraph">
      <style:paragraph-properties fo:margin-top="0.159cm" fo:margin-bottom="0cm" loext:contextual-spacing="false" style:line-height-at-least="0.423cm"/>
      <style:text-properties fo:color="#000000" officeooo:paragraph-rsid="00047ad8" style:font-name-asian="Times New Roman" style:font-name-complex="Calibri"/>
    </style:style>
    <style:style style:name="T1" style:family="text">
      <style:text-properties fo:color="#000000" fo:font-size="12pt" style:text-underline-style="solid" style:text-underline-width="auto" style:text-underline-color="font-color" fo:font-weight="bold" style:font-name-asian="Times New Roman" style:font-size-asian="12pt" style:font-weight-asian="bold" style:font-name-complex="Calibri" style:font-size-complex="12pt" style:font-weight-complex="bold"/>
    </style:style>
    <style:style style:name="T2" style:family="text">
      <style:text-properties fo:color="#000000" fo:font-size="12pt" style:text-underline-style="solid" style:text-underline-width="auto" style:text-underline-color="font-color" fo:font-weight="bold" style:font-name-asian="Times New Roman" style:font-size-asian="12pt" style:font-weight-asian="bold" style:font-name-complex="Calibri" style:font-size-complex="12pt"/>
    </style:style>
    <style:style style:name="T3" style:family="text">
      <style:text-properties fo:color="#000000" fo:font-weight="bold" style:font-name-asian="Times New Roman" style:font-weight-asian="bold" style:font-name-complex="Calibri" style:font-weight-complex="bold"/>
    </style:style>
    <style:style style:name="T4" style:family="text">
      <style:text-properties fo:color="#000000" fo:font-weight="bold" officeooo:rsid="0007bcb5" style:font-name-asian="Times New Roman" style:font-weight-asian="bold" style:font-name-complex="Calibri" style:font-weight-complex="bold"/>
    </style:style>
    <style:style style:name="T5" style:family="text">
      <style:text-properties fo:color="#000000" fo:font-weight="bold" style:font-name-asian="Times New Roman" style:font-weight-asian="bold" style:font-name-complex="Calibri"/>
    </style:style>
    <style:style style:name="T6" style:family="text">
      <style:text-properties fo:color="#000000" style:font-name-asian="Times New Roman" style:font-name-complex="Calibri"/>
    </style:style>
    <style:style style:name="T7" style:family="text">
      <style:text-properties fo:color="#000000" style:font-name-asian="Times New Roman" style:font-name-complex="Calibri" style:font-weight-complex="bold"/>
    </style:style>
    <style:style style:name="T8" style:family="text">
      <style:text-properties fo:color="#000000" officeooo:rsid="00047ad8" style:font-name-asian="Times New Roman" style:font-name-complex="Calibri"/>
    </style:style>
    <style:style style:name="T9" style:family="text">
      <style:text-properties fo:color="#000000" fo:font-size="10pt" style:font-name-asian="Times New Roman" style:font-size-asian="10pt" style:font-name-complex="Calibri" style:font-size-complex="10pt"/>
    </style:style>
    <style:style style:name="T10" style:family="text">
      <style:text-properties fo:color="#000000" fo:font-size="10pt" fo:font-weight="bold" style:font-name-asian="Times New Roman" style:font-size-asian="10pt" style:font-weight-asian="bold" style:font-name-complex="Calibri" style:font-size-complex="10pt" style:font-weight-complex="bold"/>
    </style:style>
    <style:style style:name="T11" style:family="text">
      <style:text-properties fo:color="#000000" style:text-underline-style="solid" style:text-underline-width="auto" style:text-underline-color="font-color" fo:font-weight="bold" style:font-name-asian="Times New Roman" style:font-weight-asian="bold" style:font-name-complex="Calibri" style:font-weight-complex="bold"/>
    </style:style>
    <style:style style:name="T12" style:family="text">
      <style:text-properties fo:color="#000000" style:font-name="Wingdings" style:font-name-asian="Wingdings2" style:font-name-complex="Wingdings2"/>
    </style:style>
    <style:style style:name="T13" style:family="text">
      <style:text-properties fo:color="#000000" style:font-name="Wingdings" fo:font-size="10pt" fo:font-weight="bold" style:font-name-asian="Wingdings2" style:font-size-asian="10pt" style:font-weight-asian="bold" style:font-name-complex="Wingdings2" style:font-size-complex="10pt" style:font-weight-complex="bold"/>
    </style:style>
    <style:style style:name="T14" style:family="text">
      <style:text-properties fo:color="#000000" style:font-name="Wingdings" fo:font-weight="bold" style:font-name-asian="Wingdings2" style:font-weight-asian="bold" style:font-name-complex="Wingdings2" style:font-weight-complex="bold"/>
    </style:style>
    <style:style style:name="T15" style:family="text">
      <style:text-properties fo:color="#000000" style:font-name="Wingdings" fo:font-weight="bold" officeooo:rsid="0007bcb5" style:font-name-asian="Wingdings2" style:font-weight-asian="bold" style:font-name-complex="Wingdings2" style:font-weight-complex="bold"/>
    </style:style>
    <style:style style:name="T16" style:family="text">
      <style:text-properties fo:color="#000000" fo:font-size="10.5pt" fo:font-weight="bold" style:font-name-asian="Times New Roman" style:font-size-asian="10.5pt" style:font-weight-asian="bold" style:font-name-complex="Calibri" style:font-size-complex="10.5pt" style:font-weight-complex="bold"/>
    </style:style>
    <style:style style:name="T17" style:family="text">
      <style:text-properties fo:color="#000000" fo:font-size="10.5pt" style:font-name-asian="Times New Roman" style:font-size-asian="10.5pt" style:font-name-complex="Calibri" style:font-size-complex="10.5pt"/>
    </style:style>
    <style:style style:name="T18" style:family="text">
      <style:text-properties fo:color="#000000" fo:font-weight="normal" style:font-name-asian="Times New Roman" style:font-weight-asian="normal" style:font-name-complex="Calibri" style:font-weight-complex="normal"/>
    </style:style>
    <style:style style:name="T19" style:family="text">
      <style:text-properties fo:color="#000000" fo:font-weight="normal" officeooo:rsid="0007bcb5" style:font-name-asian="Times New Roman" style:font-weight-asian="normal" style:font-name-complex="Calibri" style:font-weight-complex="normal"/>
    </style:style>
    <style:style style:name="T20" style:family="text">
      <style:text-properties fo:color="#262626" style:font-name-complex="Calibri"/>
    </style:style>
    <style:style style:name="T21" style:family="text">
      <style:text-properties fo:color="#262626" officeooo:rsid="0007bcb5" style:font-name-complex="Calibri"/>
    </style:style>
    <style:style style:name="T22" style:family="text">
      <style:text-properties style:font-name="Wingdings" style:font-name-asian="Wingdings2" style:font-name-complex="Wingdings2"/>
    </style:style>
    <style:style style:name="T23" style:family="text">
      <style:text-properties style:font-name-complex="Calibri"/>
    </style:style>
    <style:style style:name="T24" style:family="text">
      <style:text-properties fo:font-weight="bold" style:font-name-asian="Times New Roman" style:font-weight-asian="bold" style:font-name-complex="Calibri" style:font-weight-complex="bold"/>
    </style:style>
    <style:style style:name="T25"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5">MANYAM RAGHURAM <text:s/></text:span><text:s text:c="52"/>Email: <text:a xlink:type="simple" xlink:href="mailto:ramraghu.manyam@gmail.com" text:style-name="Internet_20_link" text:visited-style-name="Visited_20_Internet_20_Link">ramraghu.manyam@gmail.com</text:a></text:p>
      <text:p text:style-name="P1"><text:s text:c="98"/>Mobileno: +919640853846</text:p>
      <text:p text:style-name="P1"/>
      <text:p text:style-name="P1"/>
      <text:p text:style-name="P1"/>
      <text:p text:style-name="P1"/>
      <text:p text:style-name="P4"><text:span text:style-name="T1">CareerObjective</text:span><text:span text:style-name="T3">:</text:span></text:p>
      <text:p text:style-name="P5"><text:span text:style-name="T6">Looking for a Software Developer position with a company where my programming skills and knowledge can be used for the development of organization</text:span><text:span text:style-name="T9">.</text:span></text:p>
      <text:p text:style-name="P9"><text:span text:style-name="T1">TechnicalSkills</text:span><text:span text:style-name="T10">:</text:span></text:p>
      <text:p text:style-name="P10"/>
      <text:list xml:id="list2106265918159108071" text:style-name="WWNum1">
        <text:list-item>
          <text:p text:style-name="P11"><text:span text:style-name="T20">Strong knowledge in Python 2.7 and 3.5</text:span></text:p>
        </text:list-item>
        <text:list-item>
          <text:p text:style-name="P11"><text:span text:style-name="T20">Good Knowledge on List, Tuples and Dictionaries in Python</text:span></text:p>
        </text:list-item>
        <text:list-item>
          <text:p text:style-name="P11"><text:span text:style-name="T20">Good at Django Web Framework</text:span></text:p>
        </text:list-item>
        <text:list-item>
          <text:p text:style-name="P11"><text:span text:style-name="T20">Good at Algorithms and Data Structures</text:span></text:p>
        </text:list-item>
        <text:list-item>
          <text:p text:style-name="P11"><text:span text:style-name="T20">Good at Object Oriented Concepts(OOPS) and basics of Design Patterns</text:span></text:p>
        </text:list-item>
        <text:list-item>
          <text:p text:style-name="P11"><text:span text:style-name="T20">Good knowledge on Github, Aws &amp; Nginx setup</text:span></text:p>
        </text:list-item>
        <text:list-item>
          <text:p text:style-name="P11"><text:span text:style-name="T20">Hands-on </text:span><text:span text:style-name="T21">experience </text:span><text:span text:style-name="T20">in Web Technologies HTML, REST web services</text:span></text:p>
        </text:list-item>
        <text:list-item>
          <text:p text:style-name="P11"><text:span text:style-name="T20">Hands-on <text:s/>experience </text:span><text:span text:style-name="T21">in SQL</text:span><text:span text:style-name="T20"> with MySQL and RDBMS Concepts</text:span></text:p>
        </text:list-item>
        <text:list-item>
          <text:p text:style-name="P11"><text:span text:style-name="T20">IDE – <text:s/>Pycharm</text:span></text:p>
        </text:list-item>
      </text:list>
      <text:p text:style-name="P25"/>
      <text:p text:style-name="P12"><text:span text:style-name="T1">EducationalQualifications</text:span><text:span text:style-name="T10">:</text:span></text:p>
      <text:list xml:id="list6056935230705845741" text:style-name="WWNum2">
        <text:list-item>
          <text:p text:style-name="P26"><text:span text:style-name="T6">B. Tech in Elect</text:span><text:span text:style-name="T8">rical</text:span><text:span text:style-name="T6">&amp; </text:span><text:span text:style-name="T8">Electronics</text:span><text:span text:style-name="T6"> Engineering from </text:span><text:span text:style-name="T8">KL</text:span><text:span text:style-name="T6"> University during</text:span></text:p>
        </text:list-item>
      </text:list>
      <text:p text:style-name="P28"><text:span text:style-name="T6">201</text:span><text:span text:style-name="T8">6</text:span><text:span text:style-name="T6"> with an aggregate of 6.</text:span><text:span text:style-name="T8">71Cgpa</text:span><text:span text:style-name="T6">.</text:span></text:p>
      <text:p text:style-name="P29"/>
      <text:list xml:id="list145252483475915" text:continue-numbering="true" text:style-name="WWNum2">
        <text:list-item>
          <text:p text:style-name="P27"><text:span text:style-name="T6">Intermediatefrom </text:span><text:span text:style-name="T8">Nri </text:span><text:span text:style-name="T6">jr.College affiliated to Board of Intermediate Education</text:span><text:span text:style-name="T22"></text:span></text:p>
        </text:list-item>
      </text:list>
      <text:p text:style-name="P13"><text:span text:style-name="T6">during 201</text:span><text:span text:style-name="T8">2</text:span><text:span text:style-name="T6"> with an aggregate of 9</text:span><text:span text:style-name="T8">0</text:span><text:span text:style-name="T6">%. </text:span></text:p>
      <text:p text:style-name="P30"/>
      <text:list xml:id="list145252774851108" text:continue-numbering="true" text:style-name="WWNum2">
        <text:list-item>
          <text:p text:style-name="P31"><text:span text:style-name="T6">S.S.C from </text:span><text:span text:style-name="T8">Viswakavi Resdential public </text:span><text:span text:style-name="T6">School affiliated to Board of Secondary School</text:span></text:p>
        </text:list-item>
      </text:list>
      <text:p text:style-name="P14"><text:span text:style-name="T6"><text:s text:c="14"/>Education during 201</text:span><text:span text:style-name="T8">0</text:span><text:span text:style-name="T6"> with an aggregate of </text:span><text:span text:style-name="T8">83%</text:span><text:span text:style-name="T6">.</text:span></text:p>
      <text:p text:style-name="P15"/>
      <text:p text:style-name="P16"><text:span text:style-name="T2">Internship:</text:span></text:p>
      <text:p text:style-name="P14"><text:span text:style-name="T23"><text:s text:c="5"/>Name <text:s text:c="2"/><text:tab/>:</text:span><text:span text:style-name="T22"></text:span><text:span text:style-name="T23"> Rossum Computing <text:s/>Inc.</text:span></text:p>
      <text:p text:style-name="P14"><text:span text:style-name="T23"><text:s text:c="5"/>Duration<text:tab/>: <text:s text:c="4"/>March 2018 to Till date</text:span></text:p>
      <text:p text:style-name="P14"><text:span text:style-name="T23"><text:s text:c="5"/>Designation <text:s text:c="2"/>: <text:s text:c="4"/>Intern</text:span></text:p>
      <text:p text:style-name="P14"><text:span text:style-name="T23"><text:s text:c="5"/>Technology <text:s text:c="2"/>: <text:s text:c="4"/>Python, django framework, </text:span><text:bookmark text:name="_GoBack"/><text:span text:style-name="T23">web services</text:span></text:p>
      <text:p text:style-name="P32"/>
      <text:p text:style-name="P19"><text:soft-page-break/><text:span text:style-name="T1">Projects</text:span><text:span text:style-name="T10">:</text:span></text:p>
      <text:p text:style-name="P19"><text:span text:style-name="T3"><text:s text:c="4"/>1) <text:s/>Name: Students Marks Management System</text:span></text:p>
      <text:p text:style-name="P19"><text:span text:style-name="T3"><text:s text:c="9"/>Environment : <text:s/>python,django rest framework</text:span></text:p>
      <text:p text:style-name="P19"><text:span text:style-name="T3"><text:s text:c="9"/>Description <text:s text:c="4"/>:</text:span></text:p>
      <text:p text:style-name="P6"><text:span text:style-name="T7">The scope the project is to manage the students academic results and to find the students total, schools <text:s/>topper, <text:s/>topper in each subject .Faculty with top and least percentage in representative subject. Faculty with more no. of <text:s/>90’s in subject. <text:s/></text:span></text:p>
      <text:p text:style-name="P7"/>
      <text:p text:style-name="P20"><text:span text:style-name="T3">2)</text:span><text:span text:style-name="T7"> </text:span><text:span text:style-name="T3">Nam</text:span><text:span text:style-name="T4">e</text:span><text:span text:style-name="T3">:  Optimal Placement Of Distributed Generation Units For Loss Reduction In </text:span><text:span text:style-name="T4">Radial <text:s text:c="17"/><text:tab/> <text:s text:c="5"/>Distribution system:</text:span><text:span text:style-name="T14"> <text:s text:c="17"/></text:span></text:p>
      <text:p text:style-name="P16"><text:span text:style-name="T3"><text:s text:c="4"/></text:span></text:p>
      <text:p text:style-name="P16"><text:span text:style-name="T3"><text:s text:c="4"/>Description: <text:s/></text:span></text:p>
      <text:p text:style-name="P17"><text:span text:style-name="T3"><text:s text:c="8"/></text:span><text:span text:style-name="T18"><text:s text:c="21"/>Backward/forward sweep method is used to find out the losses in the system. To compensate those losses DG installation is recommended through optimal placement by proposing particle swarm and enhanced particle swarm techniques. <text:s/>From both techniques the voltage profiles of the system is improved by optimal allocation of distributed generation units at required bu</text:span><text:span text:style-name="T19">s.</text:span></text:p>
      <text:p text:style-name="P21"><text:span text:style-name="T6"><text:s text:c="4"/></text:span></text:p>
      <text:p text:style-name="P21"><text:span text:style-name="T6"><text:s text:c="2"/></text:span></text:p>
      <text:p text:style-name="P22"><text:span text:style-name="T1">Declaration:</text:span></text:p>
      <text:p text:style-name="P8"><text:span text:style-name="T6">I do hereby declare that the above information is true to the best of my knowledge and submit the originals when needed.</text:span></text:p>
      <text:p text:style-name="P23"/>
      <text:p text:style-name="P24">Place: <text:s text:c="106"/>M.Raghuram</text:p>
      <text:p text:style-name="P2"><text:span text:style-name="T17">Dat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3:35:38.004954644</meta:creation-date>
    <dc:date>2018-07-13T14:52:51.622532991</dc:date>
    <meta:editing-duration>PT54M52S</meta:editing-duration>
    <meta:editing-cycles>2</meta:editing-cycles>
    <meta:generator>LibreOffice/5.1.6.2$Linux_X86_64 LibreOffice_project/10m0$Build-2</meta:generator>
    <meta:document-statistic meta:table-count="0" meta:image-count="0" meta:object-count="0" meta:page-count="2" meta:paragraph-count="41" meta:word-count="336" meta:character-count="2615" meta:non-whitespace-character-count="1894"/>
  </office:meta>
</office:document-meta>
</file>